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2019-04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9248" calcext:value-type="float">
            <text:p>0.7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201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2018-04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2296" calcext:value-type="float">
            <text:p>0.8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2017-09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2017-08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2017-03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2016-1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2016-03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201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2009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2008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2007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200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1464" calcext:value-type="float">
            <text:p>7.14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2003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2002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2001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200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99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372" calcext:value-type="float">
            <text:p>6.90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9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97-10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96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7832" calcext:value-type="float">
            <text:p>7.03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95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056" calcext:value-type="float">
            <text:p>6.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94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532" calcext:value-type="float">
            <text:p>6.5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93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93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92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92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91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91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90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90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89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44056" calcext:value-type="float">
            <text:p>6.544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8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88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88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8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87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4472" calcext:value-type="float">
            <text:p>6.82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86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86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85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85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8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8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5677</text:p>
          </table:table-cell>
          <table:table-cell office:value-type="string" calcext:value-type="string">
            <text:p>1966-06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56" meta:object-count="0"/>
    <meta:user-defined meta:name="AppVersion">3.0</meta:user-defined>
  </office:meta>
</office:document-meta>
</file>